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Title" style:master-page-name="First_20_Page">
      <style:paragraph-properties style:page-number="auto"/>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de Review</text:p>
      <text:p text:style-name="Subtitle">ESECalendar from ESE2011-Team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by</text:p>
      <text:p text:style-name="Subtitle">Alex Rüedlinger</text:p>
      <text:p text:style-name="Subtitle">Niklas Scheuing</text:p>
      <text:p text:style-name="Subtitle">Thomas Schwander</text:p>
      <text:p text:style-name="Subtitle">Dominik Feller</text:p>
      <text:p text:style-name="Subtitle">Julian Pollak</text:p>
      <text:p text:style-name="Text_20_body"/>
      <text:p text:style-name="Text_20_body"/>
      <text:p text:style-name="Text_20_body"/>
      <text:p text:style-name="Text_20_body"/>
      <text:p text:style-name="Standard"/>
      <text:p text:style-name="Subtitle">University of Berne</text:p>
      <text:p text:style-name="Subtitle">24.11.2011</text:p>
      <text:p text:style-name="Contents_20_Heading"/>
      <text:p text:style-name="P6">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s/>1 Introduction<text:tab/>3</text:p>
          <text:p text:style-name="P8"><text:s/>2 Review<text:tab/>3</text:p>
          <text:p text:style-name="P7"><text:s/>2.1 Problems<text:tab/>3</text:p>
          <text:p text:style-name="P9"><text:s/>2.1.1 General<text:tab/>3</text:p>
          <text:p text:style-name="P9"><text:s/>2.1.2 Application<text:tab/>3</text:p>
          <text:p text:style-name="P9"><text:s/>2.1.3 GUI<text:tab/>3</text:p>
          <text:p text:style-name="P7"><text:s/>2.2 Use Cases<text:tab/>3</text:p>
          <text:p text:style-name="P9"><text:s/>2.2.1 Register<text:tab/>3</text:p>
          <text:p text:style-name="P9"><text:s/>2.2.2 Add event<text:tab/>3</text:p>
          <text:p text:style-name="P9"><text:s/>2.2.3 Edit event<text:tab/>3</text:p>
          <text:p text:style-name="P9"><text:s/>2.2.4 Add friends<text:tab/>3</text:p>
          <text:p text:style-name="P9"><text:s/>2.2.5 Create groups<text:tab/>3</text:p>
          <text:p text:style-name="P8"><text:s/>3 Conclusion<text:tab/>3</text:p>
        </text:index-body>
      </text:table-of-content>
      <text:h text:style-name="P3" text:outline-level="1"/>
      <text:list xml:id="list1796301295" text:style-name="Outline">
        <text:list-item>
          <text:h text:style-name="P4" text:outline-level="1">Introduction</text:h>
        </text:list-item>
        <text:list-item>
          <text:h text:style-name="Heading_20_1" text:outline-level="1">Review</text:h>
          <text:list>
            <text:list-item>
              <text:h text:style-name="Heading_20_2" text:outline-level="2">Problems</text:h>
              <text:list>
                <text:list-item>
                  <text:h text:style-name="Heading_20_3" text:outline-level="3">General</text:h>
                </text:list-item>
              </text:list>
            </text:list-item>
          </text:list>
        </text:list-item>
      </text:list>
      <text:list xml:id="list1045375943" text:style-name="L1">
        <text:list-item>
          <text:p text:style-name="P1">Login with multiple users at the same time is not supported. This is because the current user is saved in database and not connected to the client at all. This violates the most basic principle of web applications: being stateless (the state shall never be saved on the server but determined by the clients requests).</text:p>
        </text:list-item>
        <text:list-item>
          <text:p text:style-name="P1">Even if no one is logged in, all the sites are available. This enables anyone to create new groups for example. After some research, we found out that there is a guest user whose groups and properties can be changed.</text:p>
        </text:list-item>
        <text:list-item>
          <text:p text:style-name="P1">Profiles of users are editable by everyone, even when not logged in.</text:p>
        </text:list-item>
      </text:list>
      <text:list xml:id="list317603936" text:continue-list="list1796301295" text:style-name="Outline">
        <text:list-item>
          <text:list>
            <text:list-item>
              <text:list>
                <text:list-item>
                  <text:h text:style-name="Heading_20_3" text:outline-level="3">Application</text:h>
                </text:list-item>
                <text:list-item>
                  <text:h text:style-name="Heading_20_3" text:outline-level="3">GUI</text:h>
                </text:list-item>
              </text:list>
            </text:list-item>
          </text:list>
        </text:list-item>
      </text:list>
      <text:list xml:id="list68521235" text:style-name="L3">
        <text:list-item>
          <text:p text:style-name="P2">Every month has 30 days</text:p>
        </text:list-item>
      </text:list>
      <text:list xml:id="list218634952" text:continue-list="list317603936" text:style-name="Outline">
        <text:list-item>
          <text:list>
            <text:list-item>
              <text:h text:style-name="Heading_20_2" text:outline-level="2">Use Cases</text:h>
              <text:list>
                <text:list-item>
                  <text:h text:style-name="Heading_20_3" text:outline-level="3">Register</text:h>
                </text:list-item>
                <text:list-item>
                  <text:h text:style-name="Heading_20_3" text:outline-level="3">Add event</text:h>
                </text:list-item>
                <text:list-item>
                  <text:h text:style-name="Heading_20_3" text:outline-level="3">Edit event</text:h>
                </text:list-item>
                <text:list-item>
                  <text:h text:style-name="Heading_20_3" text:outline-level="3">Add friends</text:h>
                </text:list-item>
                <text:list-item>
                  <text:h text:style-name="Heading_20_3" text:outline-level="3">Create groups</text:h>
                </text:list-item>
              </text:list>
            </text:list-item>
          </text:list>
        </text:list-item>
        <text:list-item>
          <text:h text:style-name="Heading_20_1" text:outline-level="1">Conclusion</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ESE2011-Team3<text:tab/>24.11.2011<text:tab/>ESE 2011 Lecture, Code Review</text:p>
      </style:header>
      <style:footer>
        <text:p text:style-name="Footer"><text:tab/><text:page-number text:select-page="current" text:page-adjus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n Pollak</meta:initial-creator>
    <meta:creation-date>2011-11-24T14:35:58</meta:creation-date>
    <meta:document-statistic meta:table-count="0" meta:image-count="0" meta:object-count="0" meta:page-count="3" meta:paragraph-count="43" meta:word-count="219" meta:character-count="1244"/>
    <dc:date>2011-11-24T16:13:36</dc:date>
    <dc:creator>Julian Pollak</dc:creator>
    <meta:editing-duration>PT21M46S</meta:editing-duration>
    <meta:editing-cycles>1</meta:editing-cycles>
    <meta:generator>LibreOffice/3.3$Unix LibreOffice_project/330m19$Build-401</meta:generator>
  </office:meta>
</office:document-meta>
</file>